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style:style>
    <style:style style:name="P2" style:parent-style-name="Normale" style:family="paragraph">
      <style:text-properties fo:font-size="9pt" style:font-size-asian="9pt" style:font-size-complex="9pt"/>
    </style:style>
    <style:style style:name="P3" style:parent-style-name="Normale" style:family="paragraph">
      <style:text-properties fo:font-size="9pt" style:font-size-asian="9pt" style:font-size-complex="9pt"/>
    </style:style>
    <style:style style:name="P4" style:parent-style-name="Normale" style:family="paragraph">
      <style:text-properties fo:font-size="9pt" style:font-size-asian="9pt" style:font-size-complex="9pt"/>
    </style:style>
    <style:style style:name="P5" style:parent-style-name="Normale" style:family="paragraph">
      <style:text-properties fo:font-size="9pt" style:font-size-asian="9pt" style:font-size-complex="9pt"/>
    </style:style>
    <style:style style:name="P6" style:parent-style-name="Normale" style:family="paragraph">
      <style:text-properties fo:font-size="9pt" style:font-size-asian="9pt" style:font-size-complex="9pt"/>
    </style:style>
    <style:style style:name="P7" style:parent-style-name="Normale" style:family="paragraph">
      <style:text-properties fo:font-size="9pt" style:font-size-asian="9pt" style:font-size-complex="9pt"/>
    </style:style>
    <style:style style:name="P8" style:parent-style-name="Normale" style:family="paragraph">
      <style:text-properties fo:font-size="9pt" style:font-size-asian="9pt" style:font-size-complex="9pt"/>
    </style:style>
    <style:style style:name="P9" style:parent-style-name="Normale" style:family="paragraph">
      <style:text-properties fo:font-size="9pt" style:font-size-asian="9pt" style:font-size-complex="9pt"/>
    </style:style>
    <style:style style:name="P10" style:parent-style-name="Normale" style:family="paragraph">
      <style:text-properties fo:font-size="9pt" style:font-size-asian="9pt" style:font-size-complex="9pt"/>
    </style:style>
    <style:style style:name="P11" style:parent-style-name="Normale" style:family="paragraph">
      <style:text-properties fo:font-size="9pt" style:font-size-asian="9pt" style:font-size-complex="9pt"/>
    </style:style>
    <style:style style:name="P12" style:parent-style-name="Normale" style:family="paragraph">
      <style:text-properties fo:font-size="9pt" style:font-size-asian="9pt" style:font-size-complex="9pt"/>
    </style:style>
    <style:style style:name="P13" style:parent-style-name="Normale" style:family="paragraph">
      <style:text-properties fo:font-size="9pt" style:font-size-asian="9pt" style:font-size-complex="9pt"/>
    </style:style>
    <style:style style:name="P14" style:parent-style-name="Normale" style:family="paragraph">
      <style:text-properties fo:font-size="9pt" style:font-size-asian="9pt" style:font-size-complex="9pt"/>
    </style:style>
    <style:style style:name="P15" style:parent-style-name="Normale" style:family="paragraph">
      <style:text-properties fo:font-size="9pt" style:font-size-asian="9pt" style:font-size-complex="9pt"/>
    </style:style>
    <style:style style:name="P16" style:parent-style-name="Normale" style:family="paragraph">
      <style:text-properties fo:font-size="9pt" style:font-size-asian="9pt" style:font-size-complex="9pt"/>
    </style:style>
    <style:style style:name="P17" style:parent-style-name="Normale" style:family="paragraph">
      <style:text-properties fo:font-size="9pt" style:font-size-asian="9pt" style:font-size-complex="9pt"/>
    </style:style>
    <style:style style:name="P18" style:parent-style-name="Normale" style:family="paragraph">
      <style:text-properties fo:font-size="9pt" style:font-size-asian="9pt" style:font-size-complex="9pt"/>
    </style:style>
    <style:style style:name="P19" style:parent-style-name="Normale" style:family="paragraph">
      <style:text-properties fo:font-size="9pt" style:font-size-asian="9pt" style:font-size-complex="9pt"/>
    </style:style>
  </office:automatic-styles>
  <office:body>
    <office:text text:use-soft-page-breaks="true">
      <text:p text:style-name="P1">Ripasso per la verifica su machiavelli<text:s/></text:p>
      <text:p text:style-name="Normale">Parafrasi:</text:p>
      <text:p text:style-name="P2">Ognuno sa quanto sia apprezzabile, per un principe, essere leale e vivere con onestà, non con l’inganno. L’esperienza dei nostri tempi ci insegna tuttavia che i principi, i quali<text:s/>hanno tenuto poco conto della parola data e ingannato le menti degli uomini, hanno anche saputo compiere grandi imprese e sono alla fine riusciti a prevalere su coloro che si sono invece fondati sulla lealtà.</text:p>
      <text:p text:style-name="P3">Dovete dunque sapere come ci siano due modi di<text:s/>combattere: l’uno, con le leggi; l’altro, con la forza. Il primo modo appartiene all’uomo, il secondo alle bestie. Ma poiché molte volte il primo modo non basta, si rende necessario ricorrere al secondo. È pertanto necessario che un principe sappia servirsi dei mezzi adatti sia alla bestia sia all’uomo. Gli antichi scrittori hanno già fornito ai principi questo insegnamento sotto forma di allegoria, quando hanno riferito che Achille e molti altri principi dell’antichità furono affidati al centauro Chirone perché li allevasse e li educasse sotto la sua disciplina. L’avere per precettore qualcuno che sia mezza bestia e mezzo uomo, ha un solo significato: che il principe deve sapersi servire dell’una e dell’altra natura, perché l’una senza l’altra non resiste nel tempo.</text:p>
      <text:p text:style-name="P4">Il principe è dunque costretto a saper essere bestia e deve imitare la volpe e il leone. Dato che il leone non si difende dalle trappole e la volpe non si difende dai lupi, bisogna essere volpe per riconoscere le trappole, e leone per impaurire i<text:s/>lupi. Coloro che si limitano a essere leoni non conoscono l’arte di governare. Un signore prudente, pertanto, non può né deve rispettare la parola data se tale rispetto lo danneggia e se sono venute meno le ragioni che lo indussero a promettere. Se gli uomini fossero tutti buoni, questa regola non sarebbe buona. Ma poiché gli uomini sono cattivi e non manterrebbero nei tuoi confronti la parola data, neppure tu devi mantenerla con loro. Né mai a un principe mancarono pretesti legali per mascherare le inadempienze. Se ne potrebbero fornire infiniti esempi tratti dalla storia moderna, e mostrare quante paci, quante promesse furono violate e vanificate dalla slealtà dei principi, e chi meglio ha saputo farsi volpe, meglio è riuscito ad aver successo. Ma è necessario saper mascherare bene questa natura volpina ed essere grandi simulatori e dissimulatori. Gli uomini sono così ingenui e legati alle esigenze del momento che chi vuole ingannare troverà sempre chi si lascerà ingannare.</text:p>
      <text:p text:style-name="P5">Voglio portare un esempio recente. Papa Alessandro VI non fece mai altro, non pensò mai ad altro che a ingannare gli uomini, e sempre trovò materia per poterlo fare. Non ci fu mai uomo che promettesse con così grande efficacia, che giurasse con altrettanto fervore e che poi mancasse di parola quanto lui. Nondimeno riuscì sempre a ingannare a suo piacimento, perché conosceva bene quest’aspetto del mondo.</text:p>
      <text:p text:style-name="P6">Un principe, dunque, non deve realmente possedere tutte le qualità, ma deve far credere di averle. Oserò anzi dire che, se le ha e le usa<text:s/>sempre, gli sono dannose. Se fa credere di averle, gli sono utili. Nel senso che egli deve apparire clemente, degno di fede, umano, onesto, religioso, e anche esserlo realmente; ma se pogli è necessario non esserlo, il suo animo deve essere sempre pronto<text:s/>a potere e a sapere mutarsi nell’esatto contrario. Bisogna, infatti, capire che un principe, soprattutto un principe nuovo, non può rispettare tutte quelle norme in base alle quali gli uomini sono considerati buoni, perché egli è spesso obbligato, per mantenere il potere, a operare contro la lealtà, contro la carità, contro l’umanità, contro la religione. Bisogna perciò che egli abbia un animo disposto a indirizzarsi secondo il vento della fortuna e il mutare delle situazioni. Insomma, come dissi prima, non<text:s/>si allontani dal bene, quando può, ma sappia entrare nel male, quando vi è costretto.</text:p>
      <text:p text:style-name="P7">Un principe deve fare grande attenzione a che non gli esca mai di bocca una parola che non sia piena delle cinque qualità sopra indicate. Deve insomma apparire, a guardarlo e a udirlo, tutto clemenza, tutto lealtà, tutto onestà, tutto umanità, tutto religione. Niente gli è più indispensabile che apparire religioso. Gli uomini, in generale, giudicano più con gli occhi che con le mani, perché tutti vedono e pochi toccano con mano. Tutti vedono quello che tu sembri, ma pochi toccano con mano quel che tu sei, e questi pochi non osano opporsi all’opinione dei molti, che oltre tutto sono protetti dall’autorità dello Stato. Nel giudicare le azioni degli uomini, e soprattutto dei<text:s/>principi che non possono essere convocati in giudizio non si guarda ai mezzi, ma al fine. Il principe faccia quel che occorre per vincere e conservare il potere. I mezzi saranno sempre giudicati onorevoli e lodati da ognuno, perché il volgo bada sempre alle apparenze e al risultato. E nel mondo il popolo è da per tutto. Le minoranze non contano, quando le maggioranze hanno dove appoggiarsi. Un principe dei nostri tempi, che è meglio non nominare [Ferdinando il Cattolico], predica sempre pace e onestà, ma non ha mai rispettato né l’una né l’altra. Del resto, se le avesse rispettate, avrebbe più volte perso la sua autorità o i suoi Stati.</text:p>
      <text:p text:style-name="Normale">interpretazione:</text:p>
      <text:p text:style-name="P8">•È questo uno dei capitoli più controversi del Principe, in cui Machiavelli affronta la delicata questione<text:s/>della possibilità o meno per il sovrano di comportarsi con astuzia e venir meno agli impegni sottoscritti ufficialmente: punto di partenza della sua riflessione è la possibilità di "combattere" (noi diremmo di governare) con le leggi o con la forza, cioè<text:s/>in modo umano o bestiale, e poiché il primo modo non sempre è sufficiente a causa della malvagità insita negli esseri umani deriva la necessità per il principe di essere metà uomo e metà bestia, cosa descritta metaforicamente dagli scrittori antichi con l'esempio del centauro Chirone che fu precettore del guerriero e re acheo Achille.<text:s/></text:p>
      <text:soft-page-break/>
      <text:p text:style-name="P9">•Quanto alla parte bestiale, poi, questa è divisa tra "volpe" (astuzia) e "leone" (violenza), entrambe necessarie all'azione di governo poiché la volpe non si difende dai lupi, il leone non si guarda dalle trappole e dai lacci; quindi, chi volesse governare unicamente con la forza sarebbe destinato a cadere (ciò sembra una condanna implicita della tirannide e della monarchia assoluta, altrove ribadita nel trattato).<text:s/></text:p>
      <text:p text:style-name="P10">•Machiavelli ribadisce la necessità per il principe di curare la propria immagine pubblica ed evitare quei comportamenti che possano screditarlo agli occhi del popolo.</text:p>
      <text:p text:style-name="P11">Questo è il concetto di "simulazione" e "dissimulazione" che diverrà familiare nella trattatistica politica della Controriforma, in base al quale il sovrano non deve necessariamente avere tutte le buone qualità che ci si aspetta da lui, ma deve "parere di averle", e soprattutto deve sembrare pio e religioso in quanto ciò è utilissimo a conquistare il<text:s/>favore popolare.</text:p>
      <text:p text:style-name="P12">L'autore cita quale esempio di principe che ha sempre ingannato il prossimo, papa Alessandro VI Borgia, il padre naturale di Cesare Borgia, che era stato il principale artefice della fortuna e dell'ascesa politica del figlio.</text:p>
      <text:p text:style-name="P13">papi vengono<text:s/>di fatto equiparati da Machiavelli a dei sovrani temporali, essendo i capi di uno Stato vero e proprio quale era la Chiesa e ciò dimostra ancora una volta la totale separazione tra etica religiosa e politica del trattato</text:p>
      <text:p text:style-name="P14"/>
      <text:p text:style-name="P15">Il principe scritto in fiorentino contemporaneo<text:s/>stile semplice privo di artifici letterali(deve prevalere il contenuto sulle parole scritte)</text:p>
      <text:p text:style-name="P16">Machiavelli spiega<text:s/>la composizione<text:s/>dell’opera<text:s/>in<text:s/>una lettera<text:s/>al suo amico francesco vettori</text:p>
      <text:p text:style-name="P17">Il testo non è composto da due interlocutori che parlano tra di loro ma è l’autore stesso che parla con il lettore<text:s/></text:p>
      <text:p text:style-name="P18">Il procedimento dell’autore e rigoroso e logico ed è stato definito dicotomico dato che mette in evidenza due aspetti li descrive e poi ne sceglie soltanto uno da quale prendere altri due aspetti descriversi e sceglierne solo uno e così via<text:s/></text:p>
      <text:p text:style-name="P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o Maccione</meta:initial-creator>
    <dc:creator>Marco Maccione</dc:creator>
    <meta:creation-date>2022-11-02T18:38:00Z</meta:creation-date>
    <dc:date>2022-11-03T06:19:00Z</dc:date>
    <meta:template xlink:href="Normal.dotm" xlink:type="simple"/>
    <meta:editing-cycles>6</meta:editing-cycles>
    <meta:editing-duration>PT9420S</meta:editing-duration>
    <meta:document-statistic meta:page-count="2" meta:paragraph-count="15" meta:word-count="1187" meta:character-count="7941" meta:row-count="56" meta:non-whitespace-character-count="6769"/>
  </office:meta>
</office:document-meta>
</file>